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weight="normal" officeooo:rsid="000b92b6" officeooo:paragraph-rsid="000b92b6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0d3257" officeooo:paragraph-rsid="000d3257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e299a" officeooo:paragraph-rsid="000e299a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0290d" officeooo:paragraph-rsid="0010290d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b92b6" officeooo:paragraph-rsid="000b92b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3257" officeooo:paragraph-rsid="000d3257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ytesting Survey</text:p>
      <text:p text:style-name="P6">Type answers in the “a)” sections</text:p>
      <text:p text:style-name="P6"/>
      <text:list xml:id="list4188328377383995962" text:style-name="L1">
        <text:list-item>
          <text:p text:style-name="P2">What was your first impression?</text:p>
          <text:list>
            <text:list-item>
              <text:p text:style-name="P2"/>
            </text:list-item>
          </text:list>
        </text:list-item>
        <text:list-item>
          <text:p text:style-name="P2">Did you find the objective to be clear?</text:p>
          <text:list>
            <text:list-item>
              <text:p text:style-name="P1"/>
            </text:list-item>
          </text:list>
        </text:list-item>
        <text:list-item>
          <text:p text:style-name="P3">Did you feel the game was lacking in anything?</text:p>
          <text:list>
            <text:list-item>
              <text:p text:style-name="P1"/>
            </text:list-item>
          </text:list>
        </text:list-item>
        <text:list-item>
          <text:p text:style-name="P3">Did you like the controls? If not, please specify.</text:p>
          <text:list>
            <text:list-item>
              <text:p text:style-name="P1"/>
            </text:list-item>
          </text:list>
        </text:list-item>
        <text:list-item>
          <text:p text:style-name="P3">What was your favorite thing?</text:p>
          <text:list>
            <text:list-item>
              <text:p text:style-name="P1"><text:s/></text:p>
            </text:list-item>
          </text:list>
        </text:list-item>
        <text:list-item>
          <text:p text:style-name="P3">What was your least favorite thing?</text:p>
          <text:list>
            <text:list-item>
              <text:p text:style-name="P3"/>
            </text:list-item>
          </text:list>
        </text:list-item>
        <text:list-item>
          <text:p text:style-name="P3">Were the enemies and power-ups easily identifiable?</text:p>
          <text:list>
            <text:list-item>
              <text:p text:style-name="P3"/>
            </text:list-item>
          </text:list>
        </text:list-item>
        <text:list-item>
          <text:p text:style-name="P4">Do you think this would be better with a gamepad?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11:01.376000000</meta:creation-date>
    <dc:date>2015-11-04T15:52:09.570000000</dc:date>
    <meta:editing-duration>PT39M56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83" meta:character-count="414" meta:non-whitespace-character-count="356"/>
  </office:meta>
</office:document-meta>
</file>